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6200000616C5CFF2B4C0B8802E.png" manifest:media-type="image/png"/>
  <manifest:file-entry manifest:full-path="Pictures/1000000000000C6200000616ECF8ABC5EADE2C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8.799cm" fo:min-width="18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3.242cm, 0cm, 34.34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7cm"/>
    </style:style>
    <style:style style:name="gr4" style:family="graphic" style:parent-style-name="objectwithoutfill">
      <style:graphic-properties svg:stroke-color="#ffffff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4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Arial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ff" style:font-name="Arial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ffff" style:font-name="Arial" fo:font-size="12pt" style:font-size-asian="12pt" style:font-size-complex="12pt"/>
    </style:style>
    <style:style style:name="T1" style:family="text">
      <style:text-properties fo:color="#ffffff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9.049cm" svg:x="1cm" svg:y="2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87cm" svg:height="9.337cm" svg:x="16.164cm" svg:y="3.426cm">
          <draw:image xlink:href="Pictures/1000000000000C6200000616ECF8ABC5EADE2C18.png" xlink:type="simple" xlink:show="embed" xlink:actuate="onLoad">
            <text:p/>
          </draw:image>
        </draw:frame>
        <draw:frame draw:style-name="gr3" draw:text-style-name="P4" draw:layer="layout" svg:width="3.873cm" svg:height="0.727cm" svg:x="16.079cm" svg:y="2.832cm">
          <draw:text-box>
            <text:p text:style-name="P3"><text:span text:style-name="T1">Slab 1</text:span></text:p>
          </draw:text-box>
        </draw:frame>
        <draw:frame draw:style-name="gr3" draw:text-style-name="P4" draw:layer="layout" svg:width="4.018cm" svg:height="0.727cm" svg:x="12.428cm" svg:y="2.846cm">
          <draw:text-box>
            <text:p text:style-name="P3"><text:span text:style-name="T1">Slab 2</text:span></text:p>
          </draw:text-box>
        </draw:frame>
        <draw:frame draw:style-name="gr3" draw:text-style-name="P4" draw:layer="layout" svg:width="4.018cm" svg:height="0.727cm" svg:x="9.453cm" svg:y="2.831cm">
          <draw:text-box>
            <text:p text:style-name="P3"><text:span text:style-name="T1">Slab 3</text:span></text:p>
          </draw:text-box>
        </draw:frame>
        <draw:frame draw:style-name="gr3" draw:text-style-name="P4" draw:layer="layout" svg:width="4.018cm" svg:height="0.727cm" svg:x="6.383cm" svg:y="2.817cm">
          <draw:text-box>
            <text:p text:style-name="P3"><text:span text:style-name="T1">Slab 4</text:span></text:p>
          </draw:text-box>
        </draw:frame>
        <draw:frame draw:style-name="gr3" draw:text-style-name="P4" draw:layer="layout" svg:width="4.018cm" svg:height="0.727cm" svg:x="3.483cm" svg:y="2.817cm">
          <draw:text-box>
            <text:p text:style-name="P3"><text:span text:style-name="T1">Slab 5</text:span></text:p>
          </draw:text-box>
        </draw:frame>
        <draw:frame draw:style-name="gr3" draw:text-style-name="P4" draw:layer="layout" svg:width="4.018cm" svg:height="0.727cm" svg:x="0.583cm" svg:y="2.818cm">
          <draw:text-box>
            <text:p text:style-name="P3"><text:span text:style-name="T1">Slab 6</text:span></text:p>
          </draw:text-box>
        </draw:frame>
        <draw:line draw:style-name="gr4" draw:text-style-name="P5" draw:layer="layout" svg:x1="17.64cm" svg:y1="21.714cm" svg:x2="18.535cm" svg:y2="21.696cm">
          <text:p/>
        </draw:line>
        <draw:frame draw:style-name="gr5" draw:text-style-name="P7" draw:layer="layout" svg:width="2.017cm" svg:height="0.725cm" svg:x="18.351cm" svg:y="21.285cm">
          <draw:text-box>
            <text:p text:style-name="P6"><text:span text:style-name="T1">Rostral</text:span></text:p>
          </draw:text-box>
        </draw:frame>
        <draw:frame draw:style-name="gr5" draw:text-style-name="P7" draw:layer="layout" svg:width="2.017cm" svg:height="0.725cm" svg:x="17.552cm" svg:y="20.486cm">
          <draw:text-box>
            <text:p text:style-name="P6"><text:span text:style-name="T1">Medial</text:span></text:p>
          </draw:text-box>
        </draw:frame>
        <draw:line draw:style-name="gr4" draw:text-style-name="P5" draw:layer="layout" svg:x1="17.629cm" svg:y1="21.714cm" svg:x2="18.524cm" svg:y2="21.696cm">
          <text:p/>
        </draw:line>
        <draw:line draw:style-name="gr4" draw:text-style-name="P5" draw:layer="layout" svg:x1="17.631cm" svg:y1="21.713cm" svg:x2="17.614cm" svg:y2="20.704cm">
          <text:p/>
        </draw:line>
        <draw:frame draw:style-name="gr5" draw:text-style-name="P7" draw:layer="layout" svg:width="2.017cm" svg:height="0.725cm" svg:x="18.34cm" svg:y="21.285cm">
          <draw:text-box>
            <text:p text:style-name="P6"><text:span text:style-name="T1">Rostral</text:span></text:p>
          </draw:text-box>
        </draw:frame>
        <draw:line draw:style-name="gr4" draw:text-style-name="P5" draw:layer="layout" svg:x1="17.684cm" svg:y1="13.18cm" svg:x2="17.667cm" svg:y2="12.171cm">
          <text:p/>
        </draw:line>
        <draw:frame draw:style-name="gr6" draw:text-style-name="P2" draw:layer="layout" svg:width="8.366cm" svg:height="4.111cm" draw:transform="rotate (-1.5707963267949) translate (20.018cm 13.012cm)">
          <draw:image xlink:href="Pictures/1000000000000C6200000616C5CFF2B4C0B8802E.png" xlink:type="simple" xlink:show="embed" xlink:actuate="onLoad">
            <text:p/>
          </draw:image>
        </draw:frame>
        <draw:line draw:style-name="gr4" draw:text-style-name="P5" draw:layer="layout" svg:x1="17.682cm" svg:y1="13.181cm" svg:x2="18.577cm" svg:y2="13.163cm">
          <text:p/>
        </draw:line>
        <draw:frame draw:style-name="gr5" draw:text-style-name="P7" draw:layer="layout" svg:width="2.017cm" svg:height="0.725cm" svg:x="18.393cm" svg:y="12.752cm">
          <draw:text-box>
            <text:p text:style-name="P6"><text:span text:style-name="T1">Rostral</text:span></text:p>
          </draw:text-box>
        </draw:frame>
        <draw:frame draw:style-name="gr5" draw:text-style-name="P7" draw:layer="layout" svg:width="2.017cm" svg:height="0.725cm" svg:x="17.594cm" svg:y="11.953cm">
          <draw:text-box>
            <text:p text:style-name="P6"><text:span text:style-name="T1">Dorsal</text:span></text:p>
          </draw:text-box>
        </draw:frame>
        <draw:line draw:style-name="gr4" draw:text-style-name="P5" draw:layer="layout" svg:x1="17.673cm" svg:y1="13.18cm" svg:x2="17.656cm" svg:y2="12.171cm">
          <text:p/>
        </draw:line>
        <draw:line draw:style-name="gr4" draw:text-style-name="P5" draw:layer="layout" svg:x1="17.671cm" svg:y1="13.181cm" svg:x2="18.566cm" svg:y2="13.163cm">
          <text:p/>
        </draw:line>
        <draw:frame draw:style-name="gr5" draw:text-style-name="P7" draw:layer="layout" svg:width="2.017cm" svg:height="0.725cm" svg:x="18.382cm" svg:y="12.752cm">
          <draw:text-box>
            <text:p text:style-name="P6"><text:span text:style-name="T1">Rostral</text:span></text:p>
          </draw:text-box>
        </draw:frame>
        <draw:frame draw:style-name="gr5" draw:text-style-name="P7" draw:layer="layout" svg:width="2.017cm" svg:height="0.725cm" svg:x="17.541cm" svg:y="20.486cm">
          <draw:text-box>
            <text:p text:style-name="P6"><text:span text:style-name="T1">Medial</text:span></text:p>
          </draw:text-box>
        </draw:frame>
        <draw:line draw:style-name="gr4" draw:text-style-name="P5" draw:layer="layout" svg:x1="17.642cm" svg:y1="21.713cm" svg:x2="17.625cm" svg:y2="20.7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14:22:23.815796410</meta:creation-date>
    <dc:date>2021-01-11T18:23:30.193996835</dc:date>
    <meta:editing-duration>PT1H40M11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